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1">
      <style:text-properties fo:color="#c9211e"/>
    </style:style>
    <style:style style:name="P5" style:family="paragraph" style:parent-style-name="Text_20_body" style:list-style-name="L2"/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11948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92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h text:style-name="Heading_20_3" text:outline-level="3">Bloco 7</text:h>
      <text:h text:style-name="Heading_20_3" text:outline-level="3">Dia 02 - JavaScript ES6 - Objects</text:h>
      <text:h text:style-name="Heading_20_3" text:outline-level="3"/>
      <text:p text:style-name="P3">O que vamos aprender?</text:p>
      <text:p text:style-name="Text_20_body">Hoje você vai aprender alguns métodos para interagir com <text:span text:style-name="T6">objetos</text:span> . Esses métodos te ajudarão bastante quando for necessária alguma leitura de seus valores ou chaves, ou quando precisar copiá-los. Esse é um passo muito importante para o bom e mais avançado uso do <text:span text:style-name="T6">JavaScript</text:span> . Objetos são muito presentes em todas as lógicas do <text:span text:style-name="T6">ES6</text:span> . Os métodos que veremos são:</text:p>
      <text:list xml:id="list3793251747" text:style-name="L1">
        <text:list-item>
          <text:p text:style-name="P4">Object.keys ;</text:p>
        </text:list-item>
        <text:list-item>
          <text:p text:style-name="P4">Object.entries ;</text:p>
        </text:list-item>
        <text:list-item>
          <text:p text:style-name="P4">Object.assign ;</text:p>
        </text:list-item>
        <text:list-item>
          <text:p text:style-name="P4">Object.values .</text:p>
        </text:list-item>
      </text:list>
      <text:p text:style-name="Text_20_body"/>
      <text:p text:style-name="P3">Você será capaz de:</text:p>
      <text:list xml:id="list203391349" text:style-name="L2">
        <text:list-item>
          <text:p text:style-name="P5">Acessar todas as chaves de um objeto com o método Object.keys ;</text:p>
        </text:list-item>
        <text:list-item>
          <text:p text:style-name="P5">Acessar os pares chave-valor de um objeto com o método Object.entries ;</text:p>
        </text:list-item>
        <text:list-item>
          <text:p text:style-name="P5">Acessar todos os valores de um objeto com o método Object.values ;</text:p>
        </text:list-item>
        <text:list-item>
          <text:p text:style-name="P5">Copiar um objeto com o método Object.assign ;</text:p>
        </text:list-item>
        <text:list-item>
          <text:p text:style-name="P5">Adicionar propriedades a um objeto.</text:p>
        </text:list-item>
      </text:list>
      <text:p text:style-name="P3">Por que isso é importante?</text:p>
      <text:p text:style-name="Text_20_body">Em JavaScript, o uso de objetos é essencial, você se deparará com eles frequentemente. Esses métodos servem para melhorar o uso do objeto, facilitando o acesso a suas informações e te permitindo adicionar novas funcionalidades a ele. Um exemplo prático disso é que você não precisará mais utilizar um <text:span text:style-name="T7">for</text:span> para percorrer um objeto para pegar sua lista de chaves ou de valores.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11948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7.2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24T12:43:57.640256748</dc:date>
    <meta:editing-duration>PT36M23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17" meta:word-count="218" meta:character-count="1299" meta:non-whitespace-character-count="1030"/>
  </office:meta>
</office:document-meta>
</file>